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1b3" officeooo:paragraph-rsid="001431b3"/>
    </style:style>
    <style:style style:name="P2" style:family="paragraph" style:parent-style-name="Standard">
      <style:text-properties officeooo:rsid="0014e2b0" officeooo:paragraph-rsid="0014e2b0"/>
    </style:style>
    <style:style style:name="P3" style:family="paragraph" style:parent-style-name="Standard">
      <style:text-properties officeooo:rsid="0016a69a" officeooo:paragraph-rsid="0016a69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31b3" officeooo:paragraph-rsid="001431b3" style:font-weight-asian="bold" style:font-weight-complex="bold"/>
    </style:style>
    <style:style style:name="P5" style:family="paragraph" style:parent-style-name="Standard">
      <style:text-properties officeooo:rsid="00177724" officeooo:paragraph-rsid="0023dc40"/>
    </style:style>
    <style:style style:name="P6" style:family="paragraph" style:parent-style-name="Standard">
      <style:text-properties officeooo:rsid="00177724" officeooo:paragraph-rsid="0026c0d7"/>
    </style:style>
    <style:style style:name="P7" style:family="paragraph" style:parent-style-name="Standard">
      <style:text-properties officeooo:rsid="00180a41" officeooo:paragraph-rsid="00180a41"/>
    </style:style>
    <style:style style:name="P8" style:family="paragraph" style:parent-style-name="Standard">
      <style:text-properties officeooo:rsid="00191705" officeooo:paragraph-rsid="00191705"/>
    </style:style>
    <style:style style:name="P9" style:family="paragraph" style:parent-style-name="Standard">
      <style:text-properties officeooo:rsid="00197a49" officeooo:paragraph-rsid="0014e2b0"/>
    </style:style>
    <style:style style:name="P10" style:family="paragraph" style:parent-style-name="Standard">
      <style:text-properties officeooo:rsid="00197a49" officeooo:paragraph-rsid="00247fd9"/>
    </style:style>
    <style:style style:name="P11" style:family="paragraph" style:parent-style-name="Standard">
      <style:text-properties officeooo:rsid="001b2f27" officeooo:paragraph-rsid="001b2f27"/>
    </style:style>
    <style:style style:name="P12" style:family="paragraph" style:parent-style-name="Standard">
      <style:text-properties officeooo:rsid="001c64a5" officeooo:paragraph-rsid="001c64a5"/>
    </style:style>
    <style:style style:name="P13" style:family="paragraph" style:parent-style-name="Standard">
      <style:text-properties officeooo:rsid="001f3e76" officeooo:paragraph-rsid="001f3e76"/>
    </style:style>
    <style:style style:name="P14" style:family="paragraph" style:parent-style-name="Standard">
      <style:text-properties officeooo:rsid="0022b957" officeooo:paragraph-rsid="0023dc40"/>
    </style:style>
    <style:style style:name="P15" style:family="paragraph" style:parent-style-name="Standard">
      <style:text-properties officeooo:paragraph-rsid="0023dc40"/>
    </style:style>
    <style:style style:name="P16" style:family="paragraph" style:parent-style-name="Standard">
      <style:text-properties officeooo:rsid="0023dc40" officeooo:paragraph-rsid="0023dc40"/>
    </style:style>
    <style:style style:name="P17" style:family="paragraph" style:parent-style-name="Standard">
      <style:text-properties officeooo:rsid="0023f46c" officeooo:paragraph-rsid="0023f46c"/>
    </style:style>
    <style:style style:name="P18" style:family="paragraph" style:parent-style-name="Standard">
      <style:text-properties officeooo:rsid="00272826" officeooo:paragraph-rsid="00272826"/>
    </style:style>
    <style:style style:name="P19" style:family="paragraph" style:parent-style-name="Standard">
      <style:text-properties officeooo:rsid="00272826" officeooo:paragraph-rsid="0028e398"/>
    </style:style>
    <style:style style:name="P20" style:family="paragraph" style:parent-style-name="Standard">
      <style:text-properties officeooo:rsid="00272826" officeooo:paragraph-rsid="0029067e"/>
    </style:style>
    <style:style style:name="P21" style:family="paragraph" style:parent-style-name="Standard">
      <style:text-properties officeooo:rsid="002b25f4" officeooo:paragraph-rsid="002b25f4"/>
    </style:style>
    <style:style style:name="T1" style:family="text">
      <style:text-properties officeooo:rsid="0015f2ee"/>
    </style:style>
    <style:style style:name="T2" style:family="text">
      <style:text-properties officeooo:rsid="001d979e"/>
    </style:style>
    <style:style style:name="T3" style:family="text">
      <style:text-properties officeooo:rsid="00209874"/>
    </style:style>
    <style:style style:name="T4" style:family="text">
      <style:text-properties officeooo:rsid="002184c7"/>
    </style:style>
    <style:style style:name="T5" style:family="text">
      <style:text-properties officeooo:rsid="0022b957"/>
    </style:style>
    <style:style style:name="T6" style:family="text">
      <style:text-properties officeooo:rsid="0023dc40"/>
    </style:style>
    <style:style style:name="T7" style:family="text">
      <style:text-properties officeooo:rsid="0023f46c"/>
    </style:style>
    <style:style style:name="T8" style:family="text">
      <style:text-properties officeooo:rsid="0025b1d3"/>
    </style:style>
    <style:style style:name="T9" style:family="text">
      <style:text-properties officeooo:rsid="0026c0d7"/>
    </style:style>
    <style:style style:name="T10" style:family="text">
      <style:text-properties officeooo:rsid="0028e398"/>
    </style:style>
    <style:style style:name="T11" style:family="text">
      <style:text-properties officeooo:rsid="0029067e"/>
    </style:style>
    <style:style style:name="T12" style:family="text">
      <style:text-properties officeooo:rsid="002adc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SQL</text:p>
      <text:p text:style-name="P1"/>
      <text:p text:style-name="P2">service postgresql <text:tab/>→<text:span text:style-name="T1"> savoir les service disponibles </text:span></text:p>
      <text:p text:style-name="P2"/>
      <text:p text:style-name="P3">sudo su postgres<text:tab/>→ se connecter sur le user « postgres » </text:p>
      <text:p text:style-name="P6">psql<text:tab/><text:tab/><text:tab/>→<text:span text:style-name="T8">se connecté a un bdd (</text:span>accéder a la console psql<text:span text:style-name="T8">) par défaut c'est« postgres »</text:span></text:p>
      <text:p text:style-name="P6"><text:span text:style-name="T9">psql nom_database<text:tab/>→ se connecté a un bdd spécifique ; </text:span></text:p>
      <text:p text:style-name="P15"><text:span text:style-name="T5">\q<text:tab/><text:tab/><text:tab/>→ quitter console psql (</text:span>exit the <text:span text:style-name="Source_20_Text">psql</text:span> client <text:span text:style-name="T12">)</text:span></text:p>
      <text:p text:style-name="P14">ctrl + d <text:tab/><text:tab/>→ déconnexion </text:p>
      <text:p text:style-name="P5"/>
      <text:p text:style-name="P7">\?<text:tab/><text:tab/><text:tab/>→ liste des commandes disponibles</text:p>
      <text:p text:style-name="P7">\list<text:tab/><text:tab/><text:tab/>→obtenir la liste des bases de données du serveur</text:p>
      <text:p text:style-name="P8">\du<text:tab/><text:tab/><text:tab/>→ obtenir les « rôle name » (users) et leurs « Attributes »</text:p>
      <text:p text:style-name="P18">\d nom_table<text:tab/><text:tab/>→ voir la structure d'un table </text:p>
      <text:p text:style-name="P19">\d<text:tab/><text:tab/><text:tab/>→ voir les tables de la bdd sur la quel on est connecté</text:p>
      <text:p text:style-name="P20"><text:span text:style-name="T10">\dn<text:tab/><text:tab/><text:tab/>→ obtenir la liste des schémas </text:span></text:p>
      <text:p text:style-name="P20"><text:span text:style-name="T11">\c nom_database<text:tab/>→ </text:span><text:s/><text:span text:style-name="T11">se connecter à une base</text:span></text:p>
      <text:p text:style-name="P21">select * from om_table → obtenir le contenu </text:p>
      <text:p text:style-name="P9"/>
      <text:p text:style-name="P12">CREATE USER radu WITH PASSWORD 'test123';<text:tab/>→<text:span text:style-name="T4"> ajouter un « user »</text:span></text:p>
      <text:p text:style-name="P13">ALTER USER radu WITH SUPERUSER;<text:tab/><text:tab/><text:tab/>→<text:span text:style-name="T3"> ajouter des attributes a un « user »</text:span></text:p>
      <text:p text:style-name="P10">ALTER USER « nom_user » W<text:span text:style-name="T2">ITH</text:span> PASSWORD ''nouveau_mdp'' ; →<text:span text:style-name="T6"> changement MDP</text:span></text:p>
      <text:p text:style-name="P16">CREATE DATABASE <text:span text:style-name="T7">nom_datebase</text:span>;<text:tab/><text:tab/>→ par défaut le propriétaire est « postgres » </text:p>
      <text:p text:style-name="P17">CREATE DATABASE app OWNER radu;<text:tab/><text:tab/></text:p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1:34:14.557045112</meta:creation-date>
    <dc:date>2018-12-10T23:06:29.452854949</dc:date>
    <meta:editing-duration>PT1H31M32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191" meta:character-count="1034" meta:non-whitespace-character-count="831"/>
  </office:meta>
</office:document-meta>
</file>